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5576" calcext:value-type="float">
            <text:p>201.5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7664" calcext:value-type="float">
            <text:p>201.5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9856" calcext:value-type="float">
            <text:p>201.5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1192" calcext:value-type="float">
            <text:p>201.5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1568" calcext:value-type="float">
            <text:p>201.5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2424" calcext:value-type="float">
            <text:p>201.5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328" calcext:value-type="float">
            <text:p>201.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1568" calcext:value-type="float">
            <text:p>201.5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376" calcext:value-type="float">
            <text:p>201.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7184" calcext:value-type="float">
            <text:p>201.4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852" calcext:value-type="float">
            <text:p>201.5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852" calcext:value-type="float">
            <text:p>201.5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7184" calcext:value-type="float">
            <text:p>201.4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4136" calcext:value-type="float">
            <text:p>201.4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0232" calcext:value-type="float">
            <text:p>201.5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0232" calcext:value-type="float">
            <text:p>201.5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852" calcext:value-type="float">
            <text:p>201.5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328" calcext:value-type="float">
            <text:p>201.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5952" calcext:value-type="float">
            <text:p>201.5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0232" calcext:value-type="float">
            <text:p>201.5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1568" calcext:value-type="float">
            <text:p>201.5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7184" calcext:value-type="float">
            <text:p>201.4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4512" calcext:value-type="float">
            <text:p>201.4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28" calcext:value-type="float">
            <text:p>201.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7184" calcext:value-type="float">
            <text:p>201.4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1568" calcext:value-type="float">
            <text:p>201.5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4888" calcext:value-type="float">
            <text:p>201.4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8312" calcext:value-type="float">
            <text:p>201.3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9" calcext:value-type="float">
            <text:p>201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5368" calcext:value-type="float">
            <text:p>201.4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4616" calcext:value-type="float">
            <text:p>201.5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0608" calcext:value-type="float">
            <text:p>201.4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1944" calcext:value-type="float">
            <text:p>201.4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0128" calcext:value-type="float">
            <text:p>201.4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9272" calcext:value-type="float">
            <text:p>201.4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4032" calcext:value-type="float">
            <text:p>201.4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4512" calcext:value-type="float">
            <text:p>201.4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4136" calcext:value-type="float">
            <text:p>201.4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2424" calcext:value-type="float">
            <text:p>201.5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0128" calcext:value-type="float">
            <text:p>201.4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9752" calcext:value-type="float">
            <text:p>201.4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0608" calcext:value-type="float">
            <text:p>201.4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8688" calcext:value-type="float">
            <text:p>201.3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9168" calcext:value-type="float">
            <text:p>201.3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4888" calcext:value-type="float">
            <text:p>201.4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8312" calcext:value-type="float">
            <text:p>201.3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0024" calcext:value-type="float">
            <text:p>201.3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2696" calcext:value-type="float">
            <text:p>201.4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3552" calcext:value-type="float">
            <text:p>201.3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6976" calcext:value-type="float">
            <text:p>201.3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2696" calcext:value-type="float">
            <text:p>201.4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6224" calcext:value-type="float">
            <text:p>201.4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7352" calcext:value-type="float">
            <text:p>201.3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4408" calcext:value-type="float">
            <text:p>201.3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4888" calcext:value-type="float">
            <text:p>201.4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088" calcext:value-type="float">
            <text:p>201.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1256" calcext:value-type="float">
            <text:p>201.3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6976" calcext:value-type="float">
            <text:p>201.3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2696" calcext:value-type="float">
            <text:p>201.4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756" calcext:value-type="float">
            <text:p>201.4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3928" calcext:value-type="float">
            <text:p>201.3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5744" calcext:value-type="float">
            <text:p>201.4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3072" calcext:value-type="float">
            <text:p>201.3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5264" calcext:value-type="float">
            <text:p>201.3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0024" calcext:value-type="float">
            <text:p>201.3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2592" calcext:value-type="float">
            <text:p>201.3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5368" calcext:value-type="float">
            <text:p>201.4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9064" calcext:value-type="float">
            <text:p>201.2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02696" calcext:value-type="float">
            <text:p>201.4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9168" calcext:value-type="float">
            <text:p>201.3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2216" calcext:value-type="float">
            <text:p>201.3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2592" calcext:value-type="float">
            <text:p>201.3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5264" calcext:value-type="float">
            <text:p>201.3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8312" calcext:value-type="float">
            <text:p>201.3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4408" calcext:value-type="float">
            <text:p>201.3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7832" calcext:value-type="float">
            <text:p>201.3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088" calcext:value-type="float">
            <text:p>201.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1736" calcext:value-type="float">
            <text:p>201.3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4304" calcext:value-type="float">
            <text:p>201.3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04" calcext:value-type="float">
            <text:p>201.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8688" calcext:value-type="float">
            <text:p>201.3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7832" calcext:value-type="float">
            <text:p>201.3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7456" calcext:value-type="float">
            <text:p>201.3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3552" calcext:value-type="float">
            <text:p>201.3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088" calcext:value-type="float">
            <text:p>201.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4888" calcext:value-type="float">
            <text:p>201.4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2592" calcext:value-type="float">
            <text:p>201.3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08208" calcext:value-type="float">
            <text:p>201.3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3072" calcext:value-type="float">
            <text:p>201.3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2216" calcext:value-type="float">
            <text:p>201.3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7352" calcext:value-type="float">
            <text:p>201.3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944" calcext:value-type="float">
            <text:p>201.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3344" calcext:value-type="float">
            <text:p>201.2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04" calcext:value-type="float">
            <text:p>201.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6496" calcext:value-type="float">
            <text:p>201.3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564" calcext:value-type="float">
            <text:p>201.3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3344" calcext:value-type="float">
            <text:p>201.2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9336" calcext:value-type="float">
            <text:p>201.1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468" calcext:value-type="float">
            <text:p>201.2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6976" calcext:value-type="float">
            <text:p>201.3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5536" calcext:value-type="float">
            <text:p>201.2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8584" calcext:value-type="float">
            <text:p>201.2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8584" calcext:value-type="float">
            <text:p>201.2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944" calcext:value-type="float">
            <text:p>201.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2488" calcext:value-type="float">
            <text:p>201.2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944" calcext:value-type="float">
            <text:p>201.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1632" calcext:value-type="float">
            <text:p>201.2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7728" calcext:value-type="float">
            <text:p>201.2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2488" calcext:value-type="float">
            <text:p>201.2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2968" calcext:value-type="float">
            <text:p>201.2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6016" calcext:value-type="float">
            <text:p>201.2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5912" calcext:value-type="float">
            <text:p>201.2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9816" calcext:value-type="float">
            <text:p>201.2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8104" calcext:value-type="float">
            <text:p>201.2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5056" calcext:value-type="float">
            <text:p>201.2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2008" calcext:value-type="float">
            <text:p>201.2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2864" calcext:value-type="float">
            <text:p>201.2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468" calcext:value-type="float">
            <text:p>201.2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5056" calcext:value-type="float">
            <text:p>201.2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2008" calcext:value-type="float">
            <text:p>201.2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896" calcext:value-type="float">
            <text:p>201.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8" calcext:value-type="float">
            <text:p>201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8856" calcext:value-type="float">
            <text:p>201.1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4952" calcext:value-type="float">
            <text:p>201.1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324" calcext:value-type="float">
            <text:p>201.1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04576" calcext:value-type="float">
            <text:p>201.2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92384" calcext:value-type="float">
            <text:p>201.1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1904" calcext:value-type="float">
            <text:p>201.1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6288" calcext:value-type="float">
            <text:p>201.1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2864" calcext:value-type="float">
            <text:p>201.2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8104" calcext:value-type="float">
            <text:p>201.2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2008" calcext:value-type="float">
            <text:p>201.2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3136" calcext:value-type="float">
            <text:p>201.1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3136" calcext:value-type="float">
            <text:p>201.1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31424" calcext:value-type="float">
            <text:p>201.1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276" calcext:value-type="float">
            <text:p>201.1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276" calcext:value-type="float">
            <text:p>201.1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58856" calcext:value-type="float">
            <text:p>201.1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324" calcext:value-type="float">
            <text:p>201.1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324" calcext:value-type="float">
            <text:p>201.1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2552" calcext:value-type="float">
            <text:p>201.0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8648" calcext:value-type="float">
            <text:p>201.0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8168" calcext:value-type="float">
            <text:p>200.9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94" calcext:value-type="float">
            <text:p>200.9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5496" calcext:value-type="float">
            <text:p>200.9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8544" calcext:value-type="float">
            <text:p>200.9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464" calcext:value-type="float">
            <text:p>200.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2928" calcext:value-type="float">
            <text:p>200.9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5976" calcext:value-type="float">
            <text:p>200.9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8168" calcext:value-type="float">
            <text:p>200.9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6352" calcext:value-type="float">
            <text:p>200.9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21112" calcext:value-type="float">
            <text:p>200.9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6352" calcext:value-type="float">
            <text:p>200.9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0256" calcext:value-type="float">
            <text:p>200.9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0256" calcext:value-type="float">
            <text:p>200.9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6352" calcext:value-type="float">
            <text:p>200.9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94" calcext:value-type="float">
            <text:p>200.9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0256" calcext:value-type="float">
            <text:p>200.9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1968" calcext:value-type="float">
            <text:p>200.9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1968" calcext:value-type="float">
            <text:p>200.9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2416" calcext:value-type="float">
            <text:p>200.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1968" calcext:value-type="float">
            <text:p>200.9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892" calcext:value-type="float">
            <text:p>200.9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87584" calcext:value-type="float">
            <text:p>200.8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54056" calcext:value-type="float">
            <text:p>200.8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2344" calcext:value-type="float">
            <text:p>200.8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8064" calcext:value-type="float">
            <text:p>200.9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87584" calcext:value-type="float">
            <text:p>200.8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4912" calcext:value-type="float">
            <text:p>200.8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51008" calcext:value-type="float">
            <text:p>200.8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796" calcext:value-type="float">
            <text:p>200.8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796" calcext:value-type="float">
            <text:p>200.8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51008" calcext:value-type="float">
            <text:p>200.8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4912" calcext:value-type="float">
            <text:p>200.8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8816" calcext:value-type="float">
            <text:p>200.8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8816" calcext:value-type="float">
            <text:p>200.8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26624" calcext:value-type="float">
            <text:p>200.8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8816" calcext:value-type="float">
            <text:p>200.8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1864" calcext:value-type="float">
            <text:p>200.8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3096" calcext:value-type="float">
            <text:p>200.7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26624" calcext:value-type="float">
            <text:p>200.8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9192" calcext:value-type="float">
            <text:p>200.7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7856" calcext:value-type="float">
            <text:p>200.7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6144" calcext:value-type="float">
            <text:p>200.7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08336" calcext:value-type="float">
            <text:p>200.8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6144" calcext:value-type="float">
            <text:p>200.7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9192" calcext:value-type="float">
            <text:p>200.7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0224" calcext:value-type="float">
            <text:p>200.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87" calcext:value-type="float">
            <text:p>200.7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176" calcext:value-type="float">
            <text:p>200.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9568" calcext:value-type="float">
            <text:p>200.7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2616" calcext:value-type="float">
            <text:p>200.7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4808" calcext:value-type="float">
            <text:p>200.7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8712" calcext:value-type="float">
            <text:p>200.7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0424" calcext:value-type="float">
            <text:p>200.7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4328" calcext:value-type="float">
            <text:p>200.7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7376" calcext:value-type="float">
            <text:p>200.7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9568" calcext:value-type="float">
            <text:p>200.7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176" calcext:value-type="float">
            <text:p>200.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652" calcext:value-type="float">
            <text:p>200.7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652" calcext:value-type="float">
            <text:p>200.7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3472" calcext:value-type="float">
            <text:p>200.7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128" calcext:value-type="float">
            <text:p>200.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604" calcext:value-type="float">
            <text:p>200.7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9944" calcext:value-type="float">
            <text:p>200.7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38232" calcext:value-type="float">
            <text:p>200.7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7376" calcext:value-type="float">
            <text:p>200.7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35184" calcext:value-type="float">
            <text:p>200.7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3848" calcext:value-type="float">
            <text:p>200.7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4704" calcext:value-type="float">
            <text:p>200.7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9944" calcext:value-type="float">
            <text:p>200.7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9944" calcext:value-type="float">
            <text:p>200.7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3848" calcext:value-type="float">
            <text:p>200.7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3848" calcext:value-type="float">
            <text:p>200.7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7752" calcext:value-type="float">
            <text:p>200.7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7752" calcext:value-type="float">
            <text:p>200.7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2512" calcext:value-type="float">
            <text:p>200.6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9464" calcext:value-type="float">
            <text:p>200.6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556" calcext:value-type="float">
            <text:p>200.6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4704" calcext:value-type="float">
            <text:p>200.7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7752" calcext:value-type="float">
            <text:p>200.7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8608" calcext:value-type="float">
            <text:p>200.6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7272" calcext:value-type="float">
            <text:p>200.6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5936" calcext:value-type="float">
            <text:p>200.6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8128" calcext:value-type="float">
            <text:p>200.6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032" calcext:value-type="float">
            <text:p>200.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508" calcext:value-type="float">
            <text:p>200.6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2888" calcext:value-type="float">
            <text:p>200.6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5936" calcext:value-type="float">
            <text:p>200.6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4224" calcext:value-type="float">
            <text:p>200.6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3368" calcext:value-type="float">
            <text:p>200.6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1176" calcext:value-type="float">
            <text:p>200.6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2032" calcext:value-type="float">
            <text:p>200.6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032" calcext:value-type="float">
            <text:p>200.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2032" calcext:value-type="float">
            <text:p>200.6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5936" calcext:value-type="float">
            <text:p>200.6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508" calcext:value-type="float">
            <text:p>200.6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936" calcext:value-type="float">
            <text:p>200.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1176" calcext:value-type="float">
            <text:p>200.6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3368" calcext:value-type="float">
            <text:p>200.6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46" calcext:value-type="float">
            <text:p>200.6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46" calcext:value-type="float">
            <text:p>200.6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508" calcext:value-type="float">
            <text:p>200.6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8128" calcext:value-type="float">
            <text:p>200.6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6312" calcext:value-type="float">
            <text:p>200.6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8984" calcext:value-type="float">
            <text:p>200.6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2888" calcext:value-type="float">
            <text:p>200.6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5456" calcext:value-type="float">
            <text:p>200.6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6312" calcext:value-type="float">
            <text:p>200.6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5456" calcext:value-type="float">
            <text:p>200.6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412" calcext:value-type="float">
            <text:p>200.6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172" calcext:value-type="float">
            <text:p>200.4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888" calcext:value-type="float">
            <text:p>200.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1072" calcext:value-type="float">
            <text:p>200.6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0592" calcext:value-type="float">
            <text:p>200.5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5352" calcext:value-type="float">
            <text:p>200.5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8024" calcext:value-type="float">
            <text:p>200.5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412" calcext:value-type="float">
            <text:p>200.6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6208" calcext:value-type="float">
            <text:p>200.5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6688" calcext:value-type="float">
            <text:p>200.5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84" calcext:value-type="float">
            <text:p>200.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46" calcext:value-type="float">
            <text:p>200.6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2408" calcext:value-type="float">
            <text:p>200.6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0008" calcext:value-type="float">
            <text:p>200.4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3912" calcext:value-type="float">
            <text:p>200.4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364" calcext:value-type="float">
            <text:p>200.5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1448" calcext:value-type="float">
            <text:p>200.5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6208" calcext:value-type="float">
            <text:p>200.5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2784" calcext:value-type="float">
            <text:p>200.5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1176" calcext:value-type="float">
            <text:p>200.6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6312" calcext:value-type="float">
            <text:p>200.6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5728" calcext:value-type="float">
            <text:p>200.5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268" calcext:value-type="float">
            <text:p>200.5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9152" calcext:value-type="float">
            <text:p>200.4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0592" calcext:value-type="float">
            <text:p>200.5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1928" calcext:value-type="float">
            <text:p>200.5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4496" calcext:value-type="float">
            <text:p>200.5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9256" calcext:value-type="float">
            <text:p>200.5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2784" calcext:value-type="float">
            <text:p>200.5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0216" calcext:value-type="float">
            <text:p>200.6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2408" calcext:value-type="float">
            <text:p>200.6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6688" calcext:value-type="float">
            <text:p>200.5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6584" calcext:value-type="float">
            <text:p>200.5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7064" calcext:value-type="float">
            <text:p>200.5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2304" calcext:value-type="float">
            <text:p>200.5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4016" calcext:value-type="float">
            <text:p>200.5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0696" calcext:value-type="float">
            <text:p>200.6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0216" calcext:value-type="float">
            <text:p>200.6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2032" calcext:value-type="float">
            <text:p>200.6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7544" calcext:value-type="float">
            <text:p>200.5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1344" calcext:value-type="float">
            <text:p>200.4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0592" calcext:value-type="float">
            <text:p>200.5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5456" calcext:value-type="float">
            <text:p>200.6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1824" calcext:value-type="float">
            <text:p>200.5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316" calcext:value-type="float">
            <text:p>200.5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2304" calcext:value-type="float">
            <text:p>200.5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364" calcext:value-type="float">
            <text:p>200.5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0592" calcext:value-type="float">
            <text:p>200.5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6688" calcext:value-type="float">
            <text:p>200.5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7064" calcext:value-type="float">
            <text:p>200.5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6104" calcext:value-type="float">
            <text:p>200.4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6104" calcext:value-type="float">
            <text:p>200.4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9904" calcext:value-type="float">
            <text:p>200.3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6856" calcext:value-type="float">
            <text:p>200.3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4768" calcext:value-type="float">
            <text:p>200.4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85248" calcext:value-type="float">
            <text:p>200.4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268" calcext:value-type="float">
            <text:p>200.5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3056" calcext:value-type="float">
            <text:p>200.4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172" calcext:value-type="float">
            <text:p>200.4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4392" calcext:value-type="float">
            <text:p>200.4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124" calcext:value-type="float">
            <text:p>200.4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822" calcext:value-type="float">
            <text:p>200.4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822" calcext:value-type="float">
            <text:p>200.4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70008" calcext:value-type="float">
            <text:p>200.4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9904" calcext:value-type="float">
            <text:p>200.3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552" calcext:value-type="float">
            <text:p>200.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0384" calcext:value-type="float">
            <text:p>200.4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88296" calcext:value-type="float">
            <text:p>200.4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0864" calcext:value-type="float">
            <text:p>200.4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124" calcext:value-type="float">
            <text:p>200.4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076" calcext:value-type="float">
            <text:p>200.3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3912" calcext:value-type="float">
            <text:p>200.4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2952" calcext:value-type="float">
            <text:p>200.4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2576" calcext:value-type="float">
            <text:p>200.4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6" calcext:value-type="float">
            <text:p>200.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2848" calcext:value-type="float">
            <text:p>200.3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4664" calcext:value-type="float">
            <text:p>200.3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028" calcext:value-type="float">
            <text:p>200.3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0384" calcext:value-type="float">
            <text:p>200.4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172" calcext:value-type="float">
            <text:p>200.4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1616" calcext:value-type="float">
            <text:p>200.3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8568" calcext:value-type="float">
            <text:p>200.3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076" calcext:value-type="float">
            <text:p>200.3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2096" calcext:value-type="float">
            <text:p>200.4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2952" calcext:value-type="float">
            <text:p>200.4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6752" calcext:value-type="float">
            <text:p>200.3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8568" calcext:value-type="float">
            <text:p>200.3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2576" calcext:value-type="float">
            <text:p>200.4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8192" calcext:value-type="float">
            <text:p>200.4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5896" calcext:value-type="float">
            <text:p>200.3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4184" calcext:value-type="float">
            <text:p>200.3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6856" calcext:value-type="float">
            <text:p>200.3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124" calcext:value-type="float">
            <text:p>200.4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2472" calcext:value-type="float">
            <text:p>200.3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8944" calcext:value-type="float">
            <text:p>200.3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5896" calcext:value-type="float">
            <text:p>200.3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08464" calcext:value-type="float">
            <text:p>200.3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5896" calcext:value-type="float">
            <text:p>200.3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1992" calcext:value-type="float">
            <text:p>200.3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0656" calcext:value-type="float">
            <text:p>200.3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932" calcext:value-type="float">
            <text:p>200.2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08464" calcext:value-type="float">
            <text:p>200.3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1512" calcext:value-type="float">
            <text:p>200.3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2848" calcext:value-type="float">
            <text:p>200.3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2472" calcext:value-type="float">
            <text:p>200.3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504" calcext:value-type="float">
            <text:p>200.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504" calcext:value-type="float">
            <text:p>200.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05416" calcext:value-type="float">
            <text:p>200.3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0072" calcext:value-type="float">
            <text:p>200.2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884" calcext:value-type="float">
            <text:p>200.2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7608" calcext:value-type="float">
            <text:p>200.3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0656" calcext:value-type="float">
            <text:p>200.3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0656" calcext:value-type="float">
            <text:p>200.3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1512" calcext:value-type="float">
            <text:p>200.3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1888" calcext:value-type="float">
            <text:p>200.2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0552" calcext:value-type="float">
            <text:p>200.2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7984" calcext:value-type="float">
            <text:p>200.2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932" calcext:value-type="float">
            <text:p>200.2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5792" calcext:value-type="float">
            <text:p>200.2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36" calcext:value-type="float">
            <text:p>200.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884" calcext:value-type="float">
            <text:p>200.2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7984" calcext:value-type="float">
            <text:p>200.2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408" calcext:value-type="float">
            <text:p>200.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1888" calcext:value-type="float">
            <text:p>200.2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1888" calcext:value-type="float">
            <text:p>200.2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7984" calcext:value-type="float">
            <text:p>200.2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5792" calcext:value-type="float">
            <text:p>200.2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9216" calcext:value-type="float">
            <text:p>200.2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3976" calcext:value-type="float">
            <text:p>200.2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44456" calcext:value-type="float">
            <text:p>200.2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5792" calcext:value-type="float">
            <text:p>200.2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1784" calcext:value-type="float">
            <text:p>200.2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5688" calcext:value-type="float">
            <text:p>200.1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0928" calcext:value-type="float">
            <text:p>200.2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312" calcext:value-type="float">
            <text:p>200.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3976" calcext:value-type="float">
            <text:p>200.2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3976" calcext:value-type="float">
            <text:p>200.2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8736" calcext:value-type="float">
            <text:p>200.1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4832" calcext:value-type="float">
            <text:p>200.2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5688" calcext:value-type="float">
            <text:p>200.1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216" calcext:value-type="float">
            <text:p>200.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9968" calcext:value-type="float">
            <text:p>200.1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4352" calcext:value-type="float">
            <text:p>200.1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74" calcext:value-type="float">
            <text:p>200.1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59112" calcext:value-type="float">
            <text:p>200.1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7776" calcext:value-type="float">
            <text:p>200.1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1304" calcext:value-type="float">
            <text:p>200.1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8736" calcext:value-type="float">
            <text:p>200.1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89592" calcext:value-type="float">
            <text:p>200.1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0344" calcext:value-type="float">
            <text:p>200.1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8632" calcext:value-type="float">
            <text:p>200.1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74" calcext:value-type="float">
            <text:p>200.1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9968" calcext:value-type="float">
            <text:p>200.1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9968" calcext:value-type="float">
            <text:p>200.1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216" calcext:value-type="float">
            <text:p>200.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644" calcext:value-type="float">
            <text:p>200.1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9968" calcext:value-type="float">
            <text:p>200.1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3872" calcext:value-type="float">
            <text:p>200.1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07296" calcext:value-type="float">
            <text:p>200.1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596" calcext:value-type="float">
            <text:p>200.0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0344" calcext:value-type="float">
            <text:p>200.1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0824" calcext:value-type="float">
            <text:p>200.1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0344" calcext:value-type="float">
            <text:p>200.1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2912" calcext:value-type="float">
            <text:p>200.0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3392" calcext:value-type="float">
            <text:p>200.1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2056" calcext:value-type="float">
            <text:p>200.0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072" calcext:value-type="float">
            <text:p>200.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2056" calcext:value-type="float">
            <text:p>200.0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596" calcext:value-type="float">
            <text:p>200.0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1576" calcext:value-type="float">
            <text:p>200.0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072" calcext:value-type="float">
            <text:p>200.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4624" calcext:value-type="float">
            <text:p>200.0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6816" calcext:value-type="float">
            <text:p>200.0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1576" calcext:value-type="float">
            <text:p>200.0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2432" calcext:value-type="float">
            <text:p>200.0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6336" calcext:value-type="float">
            <text:p>200.0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1096" calcext:value-type="float">
            <text:p>200.0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6712" calcext:value-type="float">
            <text:p>200.0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2808" calcext:value-type="float">
            <text:p>200.0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1096" calcext:value-type="float">
            <text:p>200.0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7192" calcext:value-type="float">
            <text:p>200.0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28048" calcext:value-type="float">
            <text:p>200.0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0616" calcext:value-type="float">
            <text:p>200.0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6712" calcext:value-type="float">
            <text:p>200.0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3664" calcext:value-type="float">
            <text:p>200.0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0992" calcext:value-type="float">
            <text:p>199.9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7088" calcext:value-type="float">
            <text:p>199.9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928" calcext:value-type="float">
            <text:p>199.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1848" calcext:value-type="float">
            <text:p>199.9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1848" calcext:value-type="float">
            <text:p>199.9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6232" calcext:value-type="float">
            <text:p>199.9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0992" calcext:value-type="float">
            <text:p>199.9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0512" calcext:value-type="float">
            <text:p>199.9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1368" calcext:value-type="float">
            <text:p>199.9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4896" calcext:value-type="float">
            <text:p>199.9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4896" calcext:value-type="float">
            <text:p>199.9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1848" calcext:value-type="float">
            <text:p>199.9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9656" calcext:value-type="float">
            <text:p>199.9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356" calcext:value-type="float">
            <text:p>199.9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7464" calcext:value-type="float">
            <text:p>199.9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3936" calcext:value-type="float">
            <text:p>199.8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6128" calcext:value-type="float">
            <text:p>199.9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3936" calcext:value-type="float">
            <text:p>199.8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308" calcext:value-type="float">
            <text:p>199.9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7464" calcext:value-type="float">
            <text:p>199.9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4416" calcext:value-type="float">
            <text:p>199.9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9552" calcext:value-type="float">
            <text:p>199.8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3936" calcext:value-type="float">
            <text:p>199.8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5272" calcext:value-type="float">
            <text:p>199.9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6128" calcext:value-type="float">
            <text:p>199.9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6504" calcext:value-type="float">
            <text:p>199.8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5168" calcext:value-type="float">
            <text:p>199.8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5736" calcext:value-type="float">
            <text:p>199.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1744" calcext:value-type="float">
            <text:p>199.8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9928" calcext:value-type="float">
            <text:p>199.8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3832" calcext:value-type="float">
            <text:p>199.8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8216" calcext:value-type="float">
            <text:p>199.8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3456" calcext:value-type="float">
            <text:p>199.8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64" calcext:value-type="float">
            <text:p>199.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0304" calcext:value-type="float">
            <text:p>199.7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5064" calcext:value-type="float">
            <text:p>199.7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2016" calcext:value-type="float">
            <text:p>199.7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8968" calcext:value-type="float">
            <text:p>199.7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068" calcext:value-type="float">
            <text:p>199.7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9448" calcext:value-type="float">
            <text:p>199.7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8116" calcext:value-type="float">
            <text:p>199.7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8112" calcext:value-type="float">
            <text:p>199.7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8008" calcext:value-type="float">
            <text:p>199.7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1912" calcext:value-type="float">
            <text:p>199.7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3728" calcext:value-type="float">
            <text:p>199.7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068" calcext:value-type="float">
            <text:p>199.7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7632" calcext:value-type="float">
            <text:p>199.7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1536" calcext:value-type="float">
            <text:p>199.7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8488" calcext:value-type="float">
            <text:p>199.7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592" calcext:value-type="float">
            <text:p>199.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5816" calcext:value-type="float">
            <text:p>199.6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7632" calcext:value-type="float">
            <text:p>199.7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4104" calcext:value-type="float">
            <text:p>199.7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972" calcext:value-type="float">
            <text:p>199.6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5064" calcext:value-type="float">
            <text:p>199.7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2392" calcext:value-type="float">
            <text:p>199.7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7632" calcext:value-type="float">
            <text:p>199.7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3144" calcext:value-type="float">
            <text:p>199.6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8008" calcext:value-type="float">
            <text:p>199.7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9344" calcext:value-type="float">
            <text:p>199.7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2768" calcext:value-type="float">
            <text:p>199.6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8008" calcext:value-type="float">
            <text:p>199.7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972" calcext:value-type="float">
            <text:p>199.6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2288" calcext:value-type="float">
            <text:p>199.6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8384" calcext:value-type="float">
            <text:p>199.6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2664" calcext:value-type="float">
            <text:p>199.6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6192" calcext:value-type="float">
            <text:p>199.6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5336" calcext:value-type="float">
            <text:p>199.6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3144" calcext:value-type="float">
            <text:p>199.6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7152" calcext:value-type="float">
            <text:p>199.7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1704" calcext:value-type="float">
            <text:p>199.5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5336" calcext:value-type="float">
            <text:p>199.6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2664" calcext:value-type="float">
            <text:p>199.6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876" calcext:value-type="float">
            <text:p>199.6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6568" calcext:value-type="float">
            <text:p>199.6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9616" calcext:value-type="float">
            <text:p>199.6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1432" calcext:value-type="float">
            <text:p>199.6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0576" calcext:value-type="float">
            <text:p>199.6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9992" calcext:value-type="float">
            <text:p>199.5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876" calcext:value-type="float">
            <text:p>199.6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6192" calcext:value-type="float">
            <text:p>199.6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8384" calcext:value-type="float">
            <text:p>199.6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78" calcext:value-type="float">
            <text:p>199.5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1704" calcext:value-type="float">
            <text:p>199.5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4376" calcext:value-type="float">
            <text:p>199.6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5336" calcext:value-type="float">
            <text:p>199.6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1056" calcext:value-type="float">
            <text:p>199.7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2664" calcext:value-type="float">
            <text:p>199.6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9032" calcext:value-type="float">
            <text:p>199.5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5336" calcext:value-type="float">
            <text:p>199.6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7152" calcext:value-type="float">
            <text:p>199.7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7696" calcext:value-type="float">
            <text:p>199.4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0848" calcext:value-type="float">
            <text:p>199.5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4856" calcext:value-type="float">
            <text:p>199.6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0952" calcext:value-type="float">
            <text:p>199.6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304" calcext:value-type="float">
            <text:p>199.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4376" calcext:value-type="float">
            <text:p>199.6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972" calcext:value-type="float">
            <text:p>199.6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5608" calcext:value-type="float">
            <text:p>199.5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0952" calcext:value-type="float">
            <text:p>199.6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6568" calcext:value-type="float">
            <text:p>199.6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9512" calcext:value-type="float">
            <text:p>199.5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4376" calcext:value-type="float">
            <text:p>199.6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0848" calcext:value-type="float">
            <text:p>199.5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5712" calcext:value-type="float">
            <text:p>199.6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9512" calcext:value-type="float">
            <text:p>199.5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6464" calcext:value-type="float">
            <text:p>199.5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9512" calcext:value-type="float">
            <text:p>199.5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6464" calcext:value-type="float">
            <text:p>199.5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0848" calcext:value-type="float">
            <text:p>199.5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304" calcext:value-type="float">
            <text:p>199.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1432" calcext:value-type="float">
            <text:p>199.6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78" calcext:value-type="float">
            <text:p>199.5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5984" calcext:value-type="float">
            <text:p>199.5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4648" calcext:value-type="float">
            <text:p>199.4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4272" calcext:value-type="float">
            <text:p>199.5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5608" calcext:value-type="float">
            <text:p>199.5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304" calcext:value-type="float">
            <text:p>199.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78" calcext:value-type="float">
            <text:p>199.5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4648" calcext:value-type="float">
            <text:p>199.4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7696" calcext:value-type="float">
            <text:p>199.4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208" calcext:value-type="float">
            <text:p>199.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9512" calcext:value-type="float">
            <text:p>199.5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8176" calcext:value-type="float">
            <text:p>199.5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5608" calcext:value-type="float">
            <text:p>199.5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8176" calcext:value-type="float">
            <text:p>199.5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6568" calcext:value-type="float">
            <text:p>199.6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7216" calcext:value-type="float">
            <text:p>199.4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9992" calcext:value-type="float">
            <text:p>199.5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208" calcext:value-type="float">
            <text:p>199.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5608" calcext:value-type="float">
            <text:p>199.5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8176" calcext:value-type="float">
            <text:p>199.5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636" calcext:value-type="float">
            <text:p>199.4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8176" calcext:value-type="float">
            <text:p>199.5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9032" calcext:value-type="float">
            <text:p>199.5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9512" calcext:value-type="float">
            <text:p>199.5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5984" calcext:value-type="float">
            <text:p>199.5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3792" calcext:value-type="float">
            <text:p>199.5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9888" calcext:value-type="float">
            <text:p>199.5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9888" calcext:value-type="float">
            <text:p>199.5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0744" calcext:value-type="float">
            <text:p>199.5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8176" calcext:value-type="float">
            <text:p>199.5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16" calcext:value-type="float">
            <text:p>199.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636" calcext:value-type="float">
            <text:p>199.4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2456" calcext:value-type="float">
            <text:p>199.4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9992" calcext:value-type="float">
            <text:p>199.5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9408" calcext:value-type="float">
            <text:p>199.4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16" calcext:value-type="float">
            <text:p>199.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0264" calcext:value-type="float">
            <text:p>199.4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9784" calcext:value-type="float">
            <text:p>199.4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112" calcext:value-type="float">
            <text:p>199.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684" calcext:value-type="float">
            <text:p>199.5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6464" calcext:value-type="float">
            <text:p>199.5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5504" calcext:value-type="float">
            <text:p>199.4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7112" calcext:value-type="float">
            <text:p>199.3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3792" calcext:value-type="float">
            <text:p>199.5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16" calcext:value-type="float">
            <text:p>199.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5504" calcext:value-type="float">
            <text:p>199.4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16" calcext:value-type="float">
            <text:p>199.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2664" calcext:value-type="float">
            <text:p>199.6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6464" calcext:value-type="float">
            <text:p>199.5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304" calcext:value-type="float">
            <text:p>199.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4752" calcext:value-type="float">
            <text:p>199.5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1704" calcext:value-type="float">
            <text:p>199.5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304" calcext:value-type="float">
            <text:p>199.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3896" calcext:value-type="float">
            <text:p>199.5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4376" calcext:value-type="float">
            <text:p>199.6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2184" calcext:value-type="float">
            <text:p>199.5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9992" calcext:value-type="float">
            <text:p>199.5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7424" calcext:value-type="float">
            <text:p>199.6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3584" calcext:value-type="float">
            <text:p>199.3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8448" calcext:value-type="float">
            <text:p>199.4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4712" calcext:value-type="float">
            <text:p>199.2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9472" calcext:value-type="float">
            <text:p>199.2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6048" calcext:value-type="float">
            <text:p>199.2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4712" calcext:value-type="float">
            <text:p>199.2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5568" calcext:value-type="float">
            <text:p>199.2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0808" calcext:value-type="float">
            <text:p>199.2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3" calcext:value-type="float">
            <text:p>199.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5568" calcext:value-type="float">
            <text:p>199.2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0328" calcext:value-type="float">
            <text:p>199.2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3752" calcext:value-type="float">
            <text:p>199.1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0328" calcext:value-type="float">
            <text:p>199.2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8992" calcext:value-type="float">
            <text:p>199.1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5088" calcext:value-type="float">
            <text:p>199.2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8992" calcext:value-type="float">
            <text:p>199.1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156" calcext:value-type="float">
            <text:p>199.1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9848" calcext:value-type="float">
            <text:p>199.1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204" calcext:value-type="float">
            <text:p>199.2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4232" calcext:value-type="float">
            <text:p>199.2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5944" calcext:value-type="float">
            <text:p>199.1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0704" calcext:value-type="float">
            <text:p>199.1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9848" calcext:value-type="float">
            <text:p>199.1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2896" calcext:value-type="float">
            <text:p>199.1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4232" calcext:value-type="float">
            <text:p>199.2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9472" calcext:value-type="float">
            <text:p>199.2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5464" calcext:value-type="float">
            <text:p>199.1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108" calcext:value-type="float">
            <text:p>199.1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0224" calcext:value-type="float">
            <text:p>199.1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108" calcext:value-type="float">
            <text:p>199.1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2896" calcext:value-type="float">
            <text:p>199.1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5464" calcext:value-type="float">
            <text:p>199.1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8888" calcext:value-type="float">
            <text:p>199.1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8888" calcext:value-type="float">
            <text:p>199.1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9368" calcext:value-type="float">
            <text:p>199.1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8888" calcext:value-type="float">
            <text:p>199.1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8032" calcext:value-type="float">
            <text:p>199.1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7072" calcext:value-type="float">
            <text:p>199.0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1456" calcext:value-type="float">
            <text:p>199.1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1832" calcext:value-type="float">
            <text:p>199.0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4024" calcext:value-type="float">
            <text:p>199.0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9264" calcext:value-type="float">
            <text:p>199.0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8304" calcext:value-type="float">
            <text:p>199.0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6112" calcext:value-type="float">
            <text:p>199.0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6696" calcext:value-type="float">
            <text:p>199.1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7552" calcext:value-type="float">
            <text:p>199.1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9264" calcext:value-type="float">
            <text:p>199.0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4024" calcext:value-type="float">
            <text:p>199.0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4024" calcext:value-type="float">
            <text:p>199.0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6592" calcext:value-type="float">
            <text:p>199.0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4024" calcext:value-type="float">
            <text:p>199.0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1832" calcext:value-type="float">
            <text:p>199.0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6592" calcext:value-type="float">
            <text:p>199.0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2688" calcext:value-type="float">
            <text:p>199.0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44" calcext:value-type="float">
            <text:p>199.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44" calcext:value-type="float">
            <text:p>199.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5256" calcext:value-type="float">
            <text:p>199.0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3064" calcext:value-type="float">
            <text:p>199.0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3064" calcext:value-type="float">
            <text:p>199.0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6592" calcext:value-type="float">
            <text:p>199.0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2208" calcext:value-type="float">
            <text:p>199.0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2208" calcext:value-type="float">
            <text:p>199.0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6112" calcext:value-type="float">
            <text:p>199.0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916" calcext:value-type="float">
            <text:p>199.0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2688" calcext:value-type="float">
            <text:p>199.0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1352" calcext:value-type="float">
            <text:p>199.0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9696" calcext:value-type="float">
            <text:p>198.9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1571870968" calcext:value-type="float">
            <text:p>198.971571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89112" calcext:value-type="float">
            <text:p>198.95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2132903226" calcext:value-type="float">
            <text:p>198.9621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7779586207" calcext:value-type="float">
            <text:p>198.957779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617032258" calcext:value-type="float">
            <text:p>198.939617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6048516129" calcext:value-type="float">
            <text:p>198.92604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5716" calcext:value-type="float">
            <text:p>198.89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7569548387" calcext:value-type="float">
            <text:p>198.977569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21904" calcext:value-type="float">
            <text:p>198.93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1074580645" calcext:value-type="float">
            <text:p>198.901074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146322581" calcext:value-type="float">
            <text:p>198.885146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1041714286" calcext:value-type="float">
            <text:p>198.871041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816" calcext:value-type="float">
            <text:p>198.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96" calcext:value-type="float">
            <text:p>198.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148" calcext:value-type="float">
            <text:p>198.5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5488" calcext:value-type="float">
            <text:p>198.5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3192" calcext:value-type="float">
            <text:p>198.5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3309230769" calcext:value-type="float">
            <text:p>198.51330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5783225807" calcext:value-type="float">
            <text:p>198.4257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13456" calcext:value-type="float">
            <text:p>198.42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6248666667" calcext:value-type="float">
            <text:p>198.416248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6512" calcext:value-type="float">
            <text:p>198.4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57744" calcext:value-type="float">
            <text:p>198.3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6384" calcext:value-type="float">
            <text:p>198.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83543142857" calcext:value-type="float">
            <text:p>198.383543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6601931035" calcext:value-type="float">
            <text:p>198.416601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6118709677" calcext:value-type="float">
            <text:p>198.4061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2538580645" calcext:value-type="float">
            <text:p>198.422538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30652" calcext:value-type="float">
            <text:p>198.41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24910193548" calcext:value-type="float">
            <text:p>198.224910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65796" calcext:value-type="float">
            <text:p>198.26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85771870968" calcext:value-type="float">
            <text:p>198.285771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140928" calcext:value-type="float">
            <text:p>198.33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64424" calcext:value-type="float">
            <text:p>198.4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4142" calcext:value-type="float">
            <text:p>198.49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8975741936" calcext:value-type="float">
            <text:p>198.478975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0479483871" calcext:value-type="float">
            <text:p>198.4904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891128" calcext:value-type="float">
            <text:p>198.48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93336774194" calcext:value-type="float">
            <text:p>198.3933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914752" calcext:value-type="float">
            <text:p>198.39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8576774194" calcext:value-type="float">
            <text:p>198.4085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39278" calcext:value-type="float">
            <text:p>198.43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82712" calcext:value-type="float">
            <text:p>198.4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052" calcext:value-type="float">
            <text:p>198.4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51148" calcext:value-type="float">
            <text:p>198.50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6588" calcext:value-type="float">
            <text:p>198.50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7194322581" calcext:value-type="float">
            <text:p>198.507194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89248" calcext:value-type="float">
            <text:p>198.50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7980903226" calcext:value-type="float">
            <text:p>198.507980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7110857143" calcext:value-type="float">
            <text:p>198.517110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6740258064" calcext:value-type="float">
            <text:p>198.536740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3151483871" calcext:value-type="float">
            <text:p>198.5331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27576" calcext:value-type="float">
            <text:p>198.54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6199483871" calcext:value-type="float">
            <text:p>198.53619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76776" calcext:value-type="float">
            <text:p>198.53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9444129032" calcext:value-type="float">
            <text:p>198.539444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9964645161" calcext:value-type="float">
            <text:p>198.549964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11904" calcext:value-type="float">
            <text:p>198.55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7752387097" calcext:value-type="float">
            <text:p>198.547752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06824" calcext:value-type="float">
            <text:p>198.55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8784774194" calcext:value-type="float">
            <text:p>198.548784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9820551724" calcext:value-type="float">
            <text:p>198.549820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5864" calcext:value-type="float">
            <text:p>198.5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9206967742" calcext:value-type="float">
            <text:p>198.55920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67784" calcext:value-type="float">
            <text:p>198.55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9993548387" calcext:value-type="float">
            <text:p>198.559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61764" calcext:value-type="float">
            <text:p>198.566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1792258065" calcext:value-type="float">
            <text:p>198.5717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9658064516" calcext:value-type="float">
            <text:p>198.579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7588" calcext:value-type="float">
            <text:p>198.577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4053677419" calcext:value-type="float">
            <text:p>198.574053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2628" calcext:value-type="float">
            <text:p>198.57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267716129" calcext:value-type="float">
            <text:p>198.572677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1539428571" calcext:value-type="float">
            <text:p>198.571539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9166451613" calcext:value-type="float">
            <text:p>198.5791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6286193548" calcext:value-type="float">
            <text:p>198.566286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708" calcext:value-type="float">
            <text:p>198.57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172283871" calcext:value-type="float">
            <text:p>198.581722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90288" calcext:value-type="float">
            <text:p>198.57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953083871" calcext:value-type="float">
            <text:p>198.569530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5331870968" calcext:value-type="float">
            <text:p>198.575331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99432" calcext:value-type="float">
            <text:p>198.57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5754064516" calcext:value-type="float">
            <text:p>198.585754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18736" calcext:value-type="float">
            <text:p>198.58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7622193548" calcext:value-type="float">
            <text:p>198.587622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6997142857" calcext:value-type="float">
            <text:p>198.5869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9686967742" calcext:value-type="float">
            <text:p>198.58968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1239870968" calcext:value-type="float">
            <text:p>198.601239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11192" calcext:value-type="float">
            <text:p>198.59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8310451613" calcext:value-type="float">
            <text:p>198.588310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13656" calcext:value-type="float">
            <text:p>198.58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3590967742" calcext:value-type="float">
            <text:p>198.5835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6638967742" calcext:value-type="float">
            <text:p>198.586638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49216" calcext:value-type="float">
            <text:p>198.58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9322580645" calcext:value-type="float">
            <text:p>198.599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18456" calcext:value-type="float">
            <text:p>198.61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7778322581" calcext:value-type="float">
            <text:p>198.607778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6685454545" calcext:value-type="float">
            <text:p>198.61668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4660903226" calcext:value-type="float">
            <text:p>198.614660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1219612903" calcext:value-type="float">
            <text:p>198.611219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90084" calcext:value-type="float">
            <text:p>198.619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25378064516" calcext:value-type="float">
            <text:p>198.6253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784" calcext:value-type="float">
            <text:p>198.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5615225806" calcext:value-type="float">
            <text:p>198.605615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9548129032" calcext:value-type="float">
            <text:p>198.609548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23428" calcext:value-type="float">
            <text:p>198.62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8692129032" calcext:value-type="float">
            <text:p>198.618692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33696" calcext:value-type="float">
            <text:p>198.61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220283871" calcext:value-type="float">
            <text:p>198.612202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7619310345" calcext:value-type="float">
            <text:p>198.64761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9172129032" calcext:value-type="float">
            <text:p>198.649172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551114085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9204" calcext:value-type="float">
            <text:p>198.60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51" meta:object-count="0"/>
    <meta:user-defined meta:name="AppVersion">3.0</meta:user-defined>
  </office:meta>
</office:document-meta>
</file>